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She now found herself in the hallway. As expected, it was completely empty at this hour. Except for her, the students and their teachers were all in their respective classrooms. It was high time she went to hers too, but, <text:span text:style-name="T1">do I really have to...?</text:span></text:p>
      <text:p text:style-name="Normal">She kind of didn’t want to. <text:span text:style-name="T1">What if someone put a bomb under my seat that would trigger only when I sit down on it? Wouldn’t I be saving lives by going home? </text:span>But it was equally probable that there was a hostage situation going on in the classroom, and that the perpetrators were willing to negotiate only with her. <text:span text:style-name="T1">Another dilemma, huh?</text:span></text:p>
      <text:p text:style-name="Normal">She thought it wise to consider the whys and why not’s of attending class, and as she did so, it didn’t take her long to conclude that<text:span text:style-name="T1"> I want to see you.</text:span> And just like that, the dilemma was solved.</text:p>
      <text:p text:style-name="Normal">It took her no time to cross the hallway, get to the first floor and reach her classroom, but she had a much harder time reaching for the doorknob and turning it. What would she tell her teacher? She was bound to get scolded for being late again, unless she came up with something good. <text:span text:style-name="T1">Let’s see... </text:span>According to her past claims, she’d already been to six funerals this month, her cat had died twice while her dog had run away from home four times (note: she’d never had pets). <text:span text:style-name="T1">Hm, perhaps I’ve killed off too many relatives this month, </text:span>and she was starting to feel sorry for her imaginary pets too.</text:p>
      <text:p text:style-name="Normal">In that case, she would have to play her trump card.</text:p>
      <text:p text:style-name="Normal">She took a deep breath.</text:p>
      <text:p text:style-name="Normal">“...”</text:p>
      <text:p text:style-name="Normal">She put her ear to the door, listening carefully. It sounded like the literature teacher was explaining something. The moment she thought he was writing on the blackboard, she turned the handle. Slowly, noiselessly, the door opened. She sneaked a peek in and saw that she’d guessed right: the teacher had his back turned to the class. This was the moment. Furtively, quietly, she made her way inside and closed the door behind her, her classmates none the wiser. The plan? Reach her seat and pretend she’d been present from the beginning. And she was off to a great start, which was little wonder given all the practice she’d had.</text:p>
      <text:p text:style-name="Normal">And yet, after only a few steps,</text:p>
      <text:p text:style-name="Normal">“*Ahem*, did you perhaps think you could sneak your way in this time, young lady?” said the back of the teacher’s head. <text:span text:style-name="T1">Huh?</text:span></text:p>
      <text:p text:style-name="Normal">“Ah- ahahah... Good morning sir, sorry for being late...”</text:p>
      <text:p text:style-name="Normal"><text:span text:style-name="T1">How did he know I’m here? He’s not even looking??</text:span></text:p>
      <text:p text:style-name="Normal">“Good morning to you too,” he turned around, “have you ever considered entering normally? I’m afraid ours isn’t a school for ninjas, you see.”</text:p>
      <text:p text:style-name="Normal">“I uh... I will think about it next time,” no she wouldn’t.</text:p>
      <text:p text:style-name="Normal">He sighed, perhaps seeing through her lie, “I certainly hope so. Mind justifying your tardiness?” He seemed rather clement today.</text:p>
      <text:p text:style-name="Normal">“Oh, uh, yes,” she spent a second to think, “I overslept.”</text:p>
      <text:p text:style-name="Normal">A few students giggled, the teacher shook his head while saying “well, at least you’re honest.” He’d failed to see through her second lie, and for some reason, it made her smile.</text:p>
      <text:p text:style-name="Normal">She scratched her head and faked a laugh, “haha, my bad.” Not that she was feeling sorry.</text:p>
      <text:p text:style-name="Normal">“Never mind that now, go take your seat.”</text:p>
      <text:p text:style-name="Normal">She complied, still smiling. But as she sat down, her smile began twisting: the sense of self-satisfaction it expressed faded, and now it betrayed fluster, nervousness. In focusing on her shenanigans, she’d forgotten that the neighbour to her left was, in fact, <text:span text:style-name="T1">you.</text:span></text:p>
      <text:p text:style-name="Normal"><text:span text:style-name="T1">Ah, eh? Ah, hn? </text:span>She couldn’t help but glance your way. And, perhaps noticing her,</text:p>
      <text:p text:style-name="Normal">“Hi,” you said in a small voice.</text:p>
      <text:p text:style-name="Normal">“... Hi,” she replied, not daring to look you in the eye.</text:p>
      <text:p text:style-name="Normal"><text:span text:style-name="T1">Wah!</text:span> It took all her self-restraint to suppress the stupid grin forming on her face. As her fluster faded, she came to believe that <text:span text:style-name="T1">yup! Coming here was the right choice! </text:span>Until the teacher started raining on her parade again, that was:</text:p>
      <text:p text:style-name="Normal">“By the way, I was almost forgetting: you did your homework, didn’t you?”</text:p>
      <text:p text:style-name="Normal">The response was all too natural.</text:p>
      <text:p text:style-name="Normal">“... Eh?”</text:p>
      <text:p text:style-name="Normal"><text:span text:style-name="T1">... Homework?</text:span></text:p>
      <text:p text:style-name="Normal">“Right, you were absent when I handed it out. I gave out a passage, and you had to write an analytical essay about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